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JetBrains Mono Medium" svg:font-family="'JetBrains Mono Medium'" style:font-pitch="fixed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</office:font-face-decls>
  <office:automatic-styles>
    <style:style style:name="P1" style:family="paragraph" style:parent-style-name="Standard">
      <style:text-properties style:font-name="JetBrains Mono Medium" fo:font-size="9pt" fo:font-weight="bold" style:font-size-asian="9pt" style:font-weight-asian="bold" style:font-size-complex="9pt" style:font-weight-complex="bold"/>
    </style:style>
    <style:style style:name="P2" style:family="paragraph" style:parent-style-name="Standard">
      <style:text-properties style:font-name="JetBrains Mono Medium" fo:font-size="9pt" fo:font-weight="bold" officeooo:rsid="000448ae" officeooo:paragraph-rsid="000448ae" style:font-size-asian="9pt" style:font-weight-asian="bold" style:font-size-complex="9pt" style:font-weight-complex="bold"/>
    </style:style>
    <style:style style:name="T1" style:family="text">
      <style:text-properties officeooo:rsid="0003168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port java.util.Arrays;</text:p>
      <text:p text:style-name="P1"/>
      <text:p text:style-name="P1">public class Main {</text:p>
      <text:p text:style-name="P1"><text:s text:c="4"/>private static final int V = 5;</text:p>
      <text:p text:style-name="P1"/>
      <text:p text:style-name="P1"><text:s text:c="4"/>int minKey(int key[], Boolean mstSet[]) {</text:p>
      <text:p text:style-name="P1"><text:s text:c="8"/>int min = Integer.MAX_VALUE, min_index = -1;</text:p>
      <text:p text:style-name="P1"/>
      <text:p text:style-name="P1"><text:s text:c="8"/>for (int v = 0; v &lt; V; v++)</text:p>
      <text:p text:style-name="P1"><text:s text:c="12"/>if (!mstSet[v] &amp;&amp; key[v] &lt; min) {</text:p>
      <text:p text:style-name="P1"><text:s text:c="16"/>min = key[v];</text:p>
      <text:p text:style-name="P1"><text:s text:c="16"/>min_index = v;</text:p>
      <text:p text:style-name="P1"><text:s text:c="12"/>}</text:p>
      <text:p text:style-name="P1"/>
      <text:p text:style-name="P1"><text:s text:c="8"/>return min_index;</text:p>
      <text:p text:style-name="P1"><text:s text:c="4"/>}</text:p>
      <text:p text:style-name="P1"/>
      <text:p text:style-name="P1"><text:s text:c="4"/>void printMST(int parent[], int graph[][]) {</text:p>
      <text:p text:style-name="P1"><text:s text:c="8"/>System.out.println("Edge \tWeight");</text:p>
      <text:p text:style-name="P1"><text:s text:c="8"/>for (int i = 1; i &lt; V; i++)</text:p>
      <text:p text:style-name="P1"><text:s text:c="12"/>System.out.println(parent[i] + " - " + i + "\t" + graph[i][parent[i]]);</text:p>
      <text:p text:style-name="P1"><text:s text:c="4"/>}</text:p>
      <text:p text:style-name="P1"/>
      <text:p text:style-name="P1"><text:s text:c="4"/>void primMST(int graph[][]) {</text:p>
      <text:p text:style-name="P1"><text:s text:c="8"/>int parent[] = new int[V];</text:p>
      <text:p text:style-name="P1"><text:s text:c="8"/>int key[] = new int[V];</text:p>
      <text:p text:style-name="P1"><text:s text:c="8"/>Boolean mstSet[] = new Boolean[V];</text:p>
      <text:p text:style-name="P1"/>
      <text:p text:style-name="P1"><text:s text:c="8"/>for (int i = 0; i &lt; V; i++) {</text:p>
      <text:p text:style-name="P1"><text:s text:c="12"/>key[i] = Integer.MAX_VALUE;</text:p>
      <text:p text:style-name="P1"><text:s text:c="12"/>mstSet[i] = false;</text:p>
      <text:p text:style-name="P1"><text:s text:c="8"/>}</text:p>
      <text:p text:style-name="P1"/>
      <text:p text:style-name="P1"><text:s text:c="8"/>key[0] = 0;</text:p>
      <text:p text:style-name="P1"><text:s text:c="8"/>parent[0] = -1;</text:p>
      <text:p text:style-name="P1"/>
      <text:p text:style-name="P1"><text:s text:c="8"/>for (int count = 0; count &lt; V - 1; count++) {</text:p>
      <text:p text:style-name="P1"><text:s text:c="12"/>int u = minKey(key, mstSet);</text:p>
      <text:p text:style-name="P1"><text:s text:c="12"/>mstSet[u] = true;</text:p>
      <text:p text:style-name="P1"/>
      <text:p text:style-name="P1"><text:s text:c="12"/>for (int v = 0; v &lt; V; v++)</text:p>
      <text:p text:style-name="P1"><text:s text:c="16"/>if (graph[u][v] != 0 &amp;&amp; !mstSet[v] &amp;&amp; graph[u][v] &lt; key[v]) {</text:p>
      <text:p text:style-name="P1"><text:s text:c="20"/>parent[v] = u;</text:p>
      <text:p text:style-name="P1"><text:s text:c="20"/>key[v] = graph[u][v];</text:p>
      <text:p text:style-name="P1"><text:s text:c="16"/>}</text:p>
      <text:p text:style-name="P1"><text:s text:c="8"/>}</text:p>
      <text:p text:style-name="P1"/>
      <text:p text:style-name="P1"><text:s text:c="8"/>printMST(parent, graph);</text:p>
      <text:p text:style-name="P1"><text:s text:c="4"/>}</text:p>
      <text:p text:style-name="P1"/>
      <text:p text:style-name="P1"><text:s text:c="4"/>public static void main(String[] args) {</text:p>
      <text:p text:style-name="P1"><text:s text:c="8"/>Main t = new Main();</text:p>
      <text:p text:style-name="P1"><text:s text:c="8"/>int graph[][] = new int[][]{{0, 2, 0, 6, 0},</text:p>
      <text:p text:style-name="P1"><text:s text:c="36"/>{2, 0, 3, 8, 5},</text:p>
      <text:p text:style-name="P1"><text:s text:c="36"/>{0, 3, 0, 0, 7},</text:p>
      <text:p text:style-name="P1"><text:s text:c="36"/>{6, 8, 0, 0, 9},</text:p>
      <text:p text:style-name="P1"><text:s text:c="36"/>{0, 5, 7, 9, 0}};</text:p>
      <text:p text:style-name="P1"/>
      <text:p text:style-name="P1"><text:s text:c="8"/>t.primMST(graph);</text:p>
      <text:p text:style-name="P1"><text:s text:c="4"/>}</text:p>
      <text:p text:style-name="P1">}</text:p>
      <text:p text:style-name="P2"><text:soft-page-break/>Output <text:line-break/></text:p>
      <text:p text:style-name="P2">Edge <text:s text:c="3"/>Weight</text:p>
      <text:p text:style-name="P2">0 - 1 <text:s text:c="2"/>2</text:p>
      <text:p text:style-name="P2">1 - 2 <text:s text:c="2"/>3</text:p>
      <text:p text:style-name="P2">0 - 3 <text:s text:c="2"/>6</text:p>
      <text:p text:style-name="P2">1 - 4 <text:s text:c="2"/>5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JetBrains Mono Medium" svg:font-family="'JetBrains Mono Medium'" style:font-pitch="fixed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DejaVu Sans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IN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01T18:38:46.714509312</dc:date>
    <meta:editing-duration>PT4M10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54" meta:word-count="236" meta:character-count="1667" meta:non-whitespace-character-count="948"/>
  </office:meta>
</office:document-meta>
</file>